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Normal_20__28_Web_29_">
      <style:text-properties fo:language="ro" fo:country="RO"/>
    </style:style>
    <style:style style:name="P2" style:family="paragraph" style:parent-style-name="Standard" style:list-style-name="WW8Num33">
      <style:paragraph-properties fo:margin-top="0in" fo:margin-bottom="0in" style:contextual-spacing="false" fo:line-height="100%"/>
      <style:text-properties officeooo:paragraph-rsid="00103874"/>
    </style:style>
    <style:style style:name="P3" style:family="paragraph" style:parent-style-name="Standard" style:list-style-name="WW8Num33">
      <style:paragraph-properties fo:margin-top="0in" fo:margin-bottom="0.139in" style:contextual-spacing="false" fo:line-height="100%"/>
    </style:style>
    <style:style style:name="P4" style:family="paragraph" style:parent-style-name="Standard" style:list-style-name="WW8Num33">
      <style:paragraph-properties fo:margin-top="0in" fo:margin-bottom="0.1945in" style:contextual-spacing="false" fo:line-height="100%"/>
    </style:style>
    <style:style style:name="P5" style:family="paragraph" style:parent-style-name="Heading_20_1" style:master-page-name="Standard">
      <style:paragraph-properties fo:margin-top="0in" fo:margin-bottom="0.1945in" style:contextual-spacing="false" style:page-number="auto"/>
      <style:text-properties fo:font-size="22pt" fo:language="ro" fo:country="RO" style:font-size-asian="22pt" style:font-size-complex="22pt"/>
    </style:style>
    <style:style style:name="T1" style:family="text">
      <style:text-properties officeooo:rsid="00103874"/>
    </style:style>
    <style:style style:name="T2" style:family="text">
      <style:text-properties fo:language="ro" fo:country="RO"/>
    </style:style>
    <style:style style:name="T3" style:family="text">
      <style:text-properties fo:language="ro" fo:country="RO" fo:font-weight="bold" style:font-weight-asian="bold" style:font-weight-complex="bold"/>
    </style:style>
    <style:style style:name="T4" style:family="text">
      <style:text-properties fo:language="ro" fo:country="RO" fo:font-weight="bold" officeooo:rsid="00103874" style:font-weight-asian="bold" style:font-weight-complex="bold"/>
    </style:style>
    <style:style style:name="T5" style:family="text">
      <style:text-properties fo:language="ro" fo:country="RO" fo:font-weight="bold" officeooo:rsid="0012077c" style:font-weight-asian="bold" style:font-weight-complex="bold"/>
    </style:style>
    <style:style style:name="T6" style:family="text">
      <style:text-properties fo:language="ro" fo:country="RO" officeooo:rsid="00103874"/>
    </style:style>
    <style:style style:name="T7" style:family="text">
      <style:text-properties fo:language="ro" fo:country="RO" officeooo:rsid="0011f467"/>
    </style:style>
    <style:style style:name="T8" style:family="text">
      <style:text-properties officeooo:rsid="001207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Manual Gentoo Linux pentru arhitectura <text:span text:style-name="T1">amd64</text:span></text:h>
      <text:p text:style-name="P1">Con<text:span text:style-name="T8">ț</text:span>inut:</text:p>
      <text:list xml:id="list3700984892402538346" text:style-name="WW8Num33">
        <text:list-item>
          <text:p text:style-name="P2"><text:span text:style-name="Internet_20_link"><text:span text:style-name="T3">Instalarea Gentoo</text:span></text:span><text:span text:style-name="T2"><text:line-break/>În această parte învă</text:span><text:span text:style-name="T6">ț</text:span><text:span text:style-name="T2">a</text:span><text:span text:style-name="T6">ț</text:span><text:span text:style-name="T2">i cum să instalați Gentoo pe sistemul dvs. <text:line-break/></text:span></text:p>
          <text:list>
            <text:list-item>
              <text:p text:style-name="P3"><text:span text:style-name="Internet_20_link"><text:span text:style-name="T3">Despre Instalarea Gentoo Linux</text:span></text:span><text:span text:style-name="T2"><text:line-break/>Acest capitol vă introduce în tipul de instalare documentat în această parte. </text:span></text:p>
            </text:list-item>
            <text:list-item>
              <text:p text:style-name="P3"><text:span text:style-name="Internet_20_link"><text:span text:style-name="T3">Alegerea Mediului de Instalare Corect</text:span></text:span><text:span text:style-name="T2"><text:line-break/>Pute</text:span><text:span text:style-name="T6">ț</text:span><text:span text:style-name="T2">i instala Gentoo în multe moduri. Acest capitol vă explică cum să </text:span><text:span text:style-name="T6">instalați</text:span><text:span text:style-name="T2"> Gentoo utilizând mediul Minimal Installation CD, deși este posibilă instalarea utilizând Universal Installation CD, de asemenea. </text:span></text:p>
            </text:list-item>
            <text:list-item>
              <text:p text:style-name="P3"><text:span text:style-name="Internet_20_link"><text:span text:style-name="T3">Configurarea Rețelei</text:span></text:span><text:span text:style-name="T2"><text:line-break/></text:span><text:span text:style-name="T6">Pentru a descărca ultimele surse de cod, trebuie să vă configurați rețeaua</text:span></text:p>
            </text:list-item>
            <text:list-item>
              <text:p text:style-name="P3"><text:span text:style-name="Internet_20_link"><text:span text:style-name="T3">Pregătirea Discurilor</text:span></text:span><text:span text:style-name="T2"><text:line-break/>Pentru a putea instala Gentoo, trebuie să creați partițiile necesare. Acest capitol descrie cum să partiționați un disc pentru utilizări ulterioare. </text:span></text:p>
            </text:list-item>
            <text:list-item>
              <text:p text:style-name="P3"><text:a xlink:type="simple" xlink:href="http://www.gentoo.org/doc/ro/handbook/handbook-x86.xml?full=1#book_part1_chap5"><text:span text:style-name="Internet_20_link"><text:span text:style-name="T3">Instalarea Fi</text:span></text:span></text:a><text:a xlink:type="simple" xlink:href="http://www.gentoo.org/doc/ro/handbook/handbook-x86.xml?full=1#book_part1_chap5"><text:span text:style-name="Internet_20_link"><text:span text:style-name="T4">ș</text:span></text:span></text:a><text:span text:style-name="Internet_20_link"><text:span text:style-name="T3">ierelor Gentoo necesare Instalării</text:span></text:span><text:span text:style-name="T2"><text:line-break/>Instalările Gentoo funcționează prin intermediul unei arhive tar stage3. În acest capitol vom descrie modul de a dezarhiva arhiva tar stage3 și de a configura Portage. </text:span></text:p>
            </text:list-item>
            <text:list-item>
              <text:p text:style-name="P3"><text:span text:style-name="Internet_20_link"><text:span text:style-name="T3">Instalarea Sistemului de Bază al Gentoo</text:span></text:span><text:span text:style-name="T2"><text:line-break/>După instalarea și configurarea în stagiul 3, rezultatul eventual este că veți avea un sistem de bază Gentoo, la dispoziția dvs. Acest capitol explică cum să progresați până la acel stadiu. </text:span></text:p>
            </text:list-item>
            <text:list-item>
              <text:p text:style-name="P3"><text:span text:style-name="Internet_20_link"><text:span text:style-name="T3">Configurarea Kernel-ului</text:span></text:span><text:span text:style-name="T2"><text:line-break/>Kernel-ul Linux este nucleul fiecărei distribuții. Acest capitol explică cum dă vă configurați kernel-ul. </text:span></text:p>
            </text:list-item>
            <text:list-item>
              <text:p text:style-name="P3"><text:span text:style-name="Internet_20_link"><text:span text:style-name="T3">Configurarea Sistemului</text:span></text:span><text:span text:style-name="T2"><text:line-break/>Trebuie să editați unele fișiere de configurare importante. În acest capitol vi se va oferi o perspectivă a acestor fișiere și cum să procedați. </text:span></text:p>
            </text:list-item>
            <text:list-item>
              <text:p text:style-name="P3"><text:span text:style-name="Internet_20_link"><text:span text:style-name="T3">Instalarea Utilitarelor de Sistem Necesare</text:span></text:span><text:span text:style-name="T2"><text:line-break/>Așa cum am menționat anterior, Gentoo reprezintă posibilitatea alegerii. În acest capitol vă ajutăm să instalați unele utilitare importante. </text:span></text:p>
            </text:list-item>
            <text:list-item>
              <text:p text:style-name="P3"><text:span text:style-name="Internet_20_link"><text:span text:style-name="T3">Configurarea Aplicației Bootloader</text:span></text:span><text:span text:style-name="T2"><text:line-break/>Există mai multe aplicații bootloader disponibile pentru arhitectura </text:span><text:span text:style-name="T7">amd64</text:span><text:span text:style-name="T2">. Fiecare dintre ele are modul propriu de configurare. Vom parcurge procesul configurării aplicației bootloader în concordanță cu nevoile dvs. </text:span></text:p>
            </text:list-item>
            <text:list-item>
              <text:p text:style-name="P3"><text:span text:style-name="Internet_20_link"><text:span text:style-name="T3">Finalizarea Instalării Gentoo</text:span></text:span><text:span text:style-name="T2"><text:line-break/>Sunteți aproape gata. Vom crea unul (sau mai mulți) utilizatori pentru sistemul dvs. </text:span></text:p>
            </text:list-item>
            <text:list-item>
              <text:p text:style-name="P3"><text:soft-page-break/><text:span text:style-name="Internet_20_link"><text:span text:style-name="T3">Cum să continuăm?</text:span></text:span><text:span text:style-name="T2"><text:line-break/>Acum aveți sistemul dvs. Gentoo, dar ce faceți mai departe? </text:span></text:p>
            </text:list-item>
          </text:list>
        </text:list-item>
        <text:list-item>
          <text:p text:style-name="P3"><text:a xlink:type="simple" xlink:href="http://www.gentoo.org/doc/ro/handbook/handbook-x86.xml?full=1#book_part2"><text:span text:style-name="Internet_20_link"><text:span text:style-name="T3">Lucrul cu Gentoo</text:span></text:span></text:a><text:span text:style-name="T2"><text:line-break/>Învățați cum să lucrați cu Gentoo: instalarea de aplicații software, modificarea variabilelor, modificarea comportamentului portage, etc. </text:span></text:p>
          <text:list>
            <text:list-item>
              <text:p text:style-name="P3"><text:a xlink:type="simple" xlink:href="http://www.gentoo.org/doc/ro/handbook/handbook-x86.xml?full=1#book_part2_chap1"><text:span text:style-name="Internet_20_link"><text:span text:style-name="T3">Introducere în Portage</text:span></text:span></text:a><text:span text:style-name="T2"><text:line-break/>Acest capitol explică pașii "simpli" pe care utilizatorul trebuie neapărat să-i cunoască pentru a efectua mentenanța aplicațiilor din sistem. </text:span></text:p>
            </text:list-item>
            <text:list-item>
              <text:p text:style-name="P3"><text:a xlink:type="simple" xlink:href="http://www.gentoo.org/doc/ro/handbook/handbook-x86.xml?full=1#book_part2_chap2"><text:span text:style-name="Internet_20_link"><text:span text:style-name="T3">Indicatori USE</text:span></text:span></text:a><text:span text:style-name="T2"><text:line-break/>Indicatorii USE sunt un aspect foarte important în Gentoo. În acest capitol, învățați cum să manipulați indicatorii USE și să înțelegeți cum aceștia interacționează cu sistemul dvs. </text:span></text:p>
            </text:list-item>
            <text:list-item>
              <text:p text:style-name="P3"><text:a xlink:type="simple" xlink:href="http://www.gentoo.org/doc/ro/handbook/handbook-x86.xml?full=1#book_part2_chap3"><text:span text:style-name="Internet_20_link"><text:span text:style-name="T3">Particularitățile Portage</text:span></text:span></text:a><text:span text:style-name="T2"><text:line-break/>Descoperiți particularitățile deținute de Portage, cum ar fi suportul pentru compilarea distribuită, ccache și altele. </text:span></text:p>
            </text:list-item>
            <text:list-item>
              <text:p text:style-name="P3"><text:a xlink:type="simple" xlink:href="http://www.gentoo.org/doc/ro/handbook/handbook-x86.xml?full=1#book_part2_chap4"><text:span text:style-name="Internet_20_link"><text:span text:style-name="T3">Script-urile de Inițializare</text:span></text:span></text:a><text:span text:style-name="T2"><text:line-break/>Gentoo utilizează un tipar de script de inițializare care, dintre toate caracteristicile, permite decizii în funcție de dependențe și script-uri de inițializare virtuale. Acest capitol explică toate aceste aspecte și explică cum să manipulați aceste script-uri. </text:span></text:p>
            </text:list-item>
            <text:list-item>
              <text:p text:style-name="P3"><text:a xlink:type="simple" xlink:href="http://www.gentoo.org/doc/ro/handbook/handbook-x86.xml?full=1#book_part2_chap5"><text:span text:style-name="Internet_20_link"><text:span text:style-name="T3">Variabile de Mediu</text:span></text:span></text:a><text:span text:style-name="T2"><text:line-break/>Cu Gentoo puteți foarte ușor să administrați variabilele de mediu din sistemul dvs. Acest capitol explică modul în care puteți realiza acest lucru, și, de asemenea, descrie cele mai utilizate dintre aceste variabile. </text:span></text:p>
            </text:list-item>
          </text:list>
        </text:list-item>
        <text:list-item>
          <text:p text:style-name="P3"><text:a xlink:type="simple" xlink:href="http://www.gentoo.org/doc/ro/handbook/handbook-x86.xml?full=1#book_part3"><text:span text:style-name="Internet_20_link"><text:span text:style-name="T3">Utilizarea Portage</text:span></text:span></text:a><text:span text:style-name="T2"><text:line-break/>"Utilizarea Portage" oferă o descriere în detaliu a sistemului Portage, Utilitarul de Administrare a Pachetelor din Gentoo. </text:span></text:p>
          <text:list>
            <text:list-item>
              <text:p text:style-name="P3"><text:a xlink:type="simple" xlink:href="http://www.gentoo.org/doc/ro/handbook/handbook-x86.xml?full=1#book_part3_chap1"><text:span text:style-name="Internet_20_link"><text:span text:style-name="T3">Fișiere și Directoare</text:span></text:span></text:a><text:span text:style-name="T2"><text:line-break/>Dacă doriți să cunoașteți caracteristicile Portage în detaliu, trebuie să știți unde își stochează fișierele și datele. </text:span></text:p>
            </text:list-item>
            <text:list-item>
              <text:p text:style-name="P3"><text:a xlink:type="simple" xlink:href="http://www.gentoo.org/doc/ro/handbook/handbook-x86.xml?full=1#book_part3_chap2"><text:span text:style-name="Internet_20_link"><text:span text:style-name="T3">Configurarea prin intermediul Variabilelor</text:span></text:span></text:a><text:span text:style-name="T2"><text:line-break/>Portage este complet configurabil prin diversele variabile ce le puteți seta în fișierul de configurare sau ca variabilă de mediu. </text:span></text:p>
            </text:list-item>
            <text:list-item>
              <text:p text:style-name="P3"><text:a xlink:type="simple" xlink:href="http://www.gentoo.org/doc/ro/handbook/handbook-x86.xml?full=1#book_part3_chap3"><text:span text:style-name="Internet_20_link"><text:span text:style-name="T3">Interclasarea Categoriilor Software</text:span></text:span></text:a><text:span text:style-name="T2"><text:line-break/>Gentoo oferă aplicațiile software separate în mai multe categorii, depinzând de stabilitatea și suportul pentru fiecare arhitectură. "Interclasarea Categoriilor Software" vă informează despre modalitățile de configurare al acestor categorii și cum puteți suprascrie individual această separare. </text:span></text:p>
            </text:list-item>
            <text:list-item>
              <text:p text:style-name="P3"><text:a xlink:type="simple" xlink:href="http://www.gentoo.org/doc/ro/handbook/handbook-x86.xml?full=1#book_part3_chap4"><text:span text:style-name="Internet_20_link"><text:span text:style-name="T3">Utilitare Adiționale pentru Portage</text:span></text:span></text:a><text:span text:style-name="T2"><text:line-break/>Portage oferă o serie adițională de utilitare ce vă pot transforma experiența Gentoo într-una mai bună. Citiți pentru a descoperi cum să utilizați dispatch-conf și alte utilitare. </text:span></text:p>
            </text:list-item>
            <text:list-item>
              <text:p text:style-name="P3"><text:soft-page-break/><text:a xlink:type="simple" xlink:href="http://www.gentoo.org/doc/ro/handbook/handbook-x86.xml?full=1#book_part3_chap5"><text:span text:style-name="Internet_20_link"><text:span text:style-name="T3">Derivarea din Structura Oficială</text:span></text:span></text:a><text:span text:style-name="T2"><text:line-break/>"Derivarea din Structura Oficială" vă oferă mai multe sfaturi și trucuri despre cum să utilizați propria structura Portage, cum să sincronizați doar categoriile dorite, să injectați pachete, și altele. </text:span></text:p>
            </text:list-item>
            <text:list-item>
              <text:p text:style-name="P3"><text:a xlink:type="simple" xlink:href="http://www.gentoo.org/doc/ro/handbook/handbook-x86.xml?full=1#book_part3_chap6"><text:span text:style-name="Internet_20_link"><text:span text:style-name="T3">Aplicația Ebuild</text:span></text:span></text:a><text:span text:style-name="T2"><text:line-break/>În "Aplicația Ebuild" sunteți informați despre pașii pe care Portage îi parcurge în timpul instalării pachetelor software și cum puteți face acest lucru utilizând aplicația ebuild. </text:span></text:p>
            </text:list-item>
          </text:list>
        </text:list-item>
        <text:list-item>
          <text:p text:style-name="P3"><text:a xlink:type="simple" xlink:href="http://www.gentoo.org/doc/ro/handbook/handbook-x86.xml?full=1#book_part4"><text:span text:style-name="Internet_20_link"><text:span text:style-name="T3">Configurarea Rețelei în Gentoo</text:span></text:span></text:a><text:span text:style-name="T2"><text:line-break/>Un ghid comprehensiv despre Rețelistică în Gentoo.</text:span></text:p>
          <text:list>
            <text:list-item>
              <text:p text:style-name="P3"><text:a xlink:type="simple" xlink:href="http://www.gentoo.org/doc/ro/handbook/handbook-x86.xml?full=1#book_part4_chap1"><text:span text:style-name="Internet_20_link"><text:span text:style-name="T3">Primii Pași</text:span></text:span></text:a><text:span text:style-name="T2"><text:line-break/>Un ghid pentru a vă activa rapid interfețele în cele mai multe dintre medii. </text:span></text:p>
            </text:list-item>
            <text:list-item>
              <text:p text:style-name="P3"><text:a xlink:type="simple" xlink:href="http://www.gentoo.org/doc/ro/handbook/handbook-x86.xml?full=1#book_part4_chap2"><text:span text:style-name="Internet_20_link"><text:span text:style-name="T3">Configurarea Avansată</text:span></text:span></text:a><text:span text:style-name="T2"><text:line-break/>Aici învățăm cum funcționează configurația - trebuie să cunoașteți acest lucru înainte de a învăța despre rețelistica modulară. </text:span></text:p>
            </text:list-item>
            <text:list-item>
              <text:p text:style-name="P3"><text:a xlink:type="simple" xlink:href="http://www.gentoo.org/doc/ro/handbook/handbook-x86.xml?full=1#book_part4_chap3"><text:span text:style-name="Internet_20_link"><text:span text:style-name="T3">Rețelistica Modulară</text:span></text:span></text:a><text:span text:style-name="T2"><text:line-break/>Gentoo vă oferă o rețelistică flexibil - aici vi se expun alegerea diferiților clienți DHCP, setarea sistemului de bond, a celui de bridge, sistemelor VLAN și altele. </text:span></text:p>
            </text:list-item>
            <text:list-item>
              <text:p text:style-name="P3"><text:a xlink:type="simple" xlink:href="http://www.gentoo.org/doc/ro/handbook/handbook-x86.xml?full=1#book_part4_chap4"><text:span text:style-name="Internet_20_link"><text:span text:style-name="T3">Rețelistică Wireless</text:span></text:span></text:a><text:span text:style-name="T2"><text:line-break/>Wireless nu este simplu de configurat. Să sperăm că o vom face să funcționeze pentru dvs.! </text:span></text:p>
            </text:list-item>
            <text:list-item>
              <text:p text:style-name="P3"><text:a xlink:type="simple" xlink:href="http://www.gentoo.org/doc/ro/handbook/handbook-x86.xml?full=1#book_part4_chap5"><text:span text:style-name="Internet_20_link"><text:span text:style-name="T3">Adăugarea Funcționalității</text:span></text:span></text:a><text:span text:style-name="T2"><text:line-break/>Dacă vă simțiți aventuros, vă puteți adăuga propriile funcții pentru rețea. </text:span></text:p>
            </text:list-item>
            <text:list-item>
              <text:p text:style-name="P4"><text:a xlink:type="simple" xlink:href="http://www.gentoo.org/doc/ro/handbook/handbook-x86.xml?full=1#book_part4_chap6"><text:span text:style-name="Internet_20_link"><text:span text:style-name="T3">Administrarea Rețelei</text:span></text:span></text:a><text:span text:style-name="T2"><text:line-break/>Pentru utilizatorii sistemelor laptop sau pentru cei care își transportă sistemul prin diferite rețele. </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o" fo:country="R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o" fo:country="RO"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Text_20_body" style:default-outline-level="1" style:class="text">
      <style:paragraph-properties fo:margin-top="0.1945in" fo:margin-bottom="0.1945in" style:contextual-spacing="false" fo:line-height="100%"/>
      <style:text-properties style:font-name="Times New Roman" fo:font-size="24pt" fo:font-weight="bold" style:letter-kerning="true" style:font-name-asian="Times New Roman" style:font-size-asian="24pt" style:font-weight-asian="bold" style:font-name-complex="Times New Roman" style:font-size-complex="24pt" style:font-weight-complex="bold"/>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size="12pt" style:font-name-asian="Times New Roman" style:font-size-asian="12pt" style:font-name-complex="Times New Roman" style:font-size-complex="12pt"/>
    </style:style>
    <style:style style:name="WW8Num33z0" style:family="text">
      <style:text-properties style:font-name="Symbol" fo:font-size="10pt" style:font-size-asian="10pt" style:font-name-complex="Symbol"/>
    </style:style>
    <style:style style:name="WW8Num33z2" style:family="text">
      <style:text-properties style:font-name="Wingdings" fo:font-size="10pt" style:font-size-asian="10pt" style:font-name-complex="Wingdings"/>
    </style:style>
    <style:style style:name="Internet_20_link" style:display-name="Internet link" style:family="tex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8T20:45:01</meta:creation-date>
    <dc:date>2013-03-14T09:12:55.98</dc:date>
    <meta:editing-duration>PT4M43S</meta:editing-duration>
    <meta:editing-cycles>5</meta:editing-cycles>
    <meta:generator>LibreOffice/4.0.0.3$Windows_x86 LibreOffice_project/7545bee9c2a0782548772a21bc84a9dcc583b89</meta:generator>
    <meta:document-statistic meta:table-count="0" meta:image-count="0" meta:object-count="0" meta:page-count="3" meta:paragraph-count="35" meta:word-count="813" meta:character-count="5680" meta:non-whitespace-character-count="4903"/>
  </office:meta>
</office:document-meta>
</file>